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Z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I( List &lt; ObjectZ1_A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G( List &lt; Integer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H( List &lt; Integer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F( List &lt; Integer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Z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